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4.436cm" fo:margin-left="1.027cm" table:align="left"/>
    </style:style>
    <style:style style:name="Table1.A" style:family="table-column">
      <style:table-column-properties style:column-width="3.62cm"/>
    </style:style>
    <style:style style:name="Table1.B" style:family="table-column">
      <style:table-column-properties style:column-width="4.805cm"/>
    </style:style>
    <style:style style:name="Table1.C" style:family="table-column">
      <style:table-column-properties style:column-width="6.011cm"/>
    </style:style>
    <style:style style:name="Table1.A1" style:family="table-cell">
      <style:table-cell-properties style:vertical-align="middle" fo:padding="0.049cm" fo:border="none"/>
    </style:style>
    <style:style style:name="Table2" style:family="table">
      <style:table-properties style:width="14.669cm" fo:margin-left="1.64cm" table:align="left"/>
    </style:style>
    <style:style style:name="Table2.A" style:family="table-column">
      <style:table-column-properties style:column-width="4.551cm"/>
    </style:style>
    <style:style style:name="Table2.B" style:family="table-column">
      <style:table-column-properties style:column-width="4.89cm"/>
    </style:style>
    <style:style style:name="Table2.C" style:family="table-column">
      <style:table-column-properties style:column-width="5.228cm"/>
    </style:style>
    <style:style style:name="Table2.A1" style:family="table-cell">
      <style:table-cell-properties style:vertical-align="middle" fo:padding="0.049cm" fo:border="none"/>
    </style:style>
    <style:style style:name="P1" style:family="paragraph" style:parent-style-name="Heading_20_3">
      <style:text-properties style:font-name="Calibri"/>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Preformatted_20_Text" style:list-style-name="L6">
      <style:paragraph-properties fo:margin-top="0cm" fo:margin-bottom="0.499cm" style:contextual-spacing="false" style:writing-mode="lr-tb"/>
    </style:style>
    <style:style style:name="P5" style:family="paragraph" style:parent-style-name="Preformatted_20_Text">
      <style:paragraph-properties style:writing-mode="lr-tb"/>
      <style:text-properties style:font-name="Calibri"/>
    </style:style>
    <style:style style:name="P6" style:family="paragraph" style:parent-style-name="Table_20_Contents">
      <style:paragraph-properties fo:text-align="center" style:justify-single-word="false"/>
      <style:text-properties style:font-name="Calibri"/>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text-properties style:font-name="Calibri" fo:font-size="2pt" style:font-size-asian="2pt" style:font-size-complex="2pt"/>
    </style:style>
    <style:style style:name="P9" style:family="paragraph" style:parent-style-name="Table_20_Heading">
      <style:paragraph-properties fo:text-align="center" style:justify-single-word="false"/>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text-properties style:font-name="Calibri" fo:font-size="14pt" fo:font-weight="bold" officeooo:rsid="00122d66" officeooo:paragraph-rsid="00122d66" style:font-size-asian="14pt" style:font-weight-asian="bold" style:font-size-complex="14pt" style:font-weight-complex="bold"/>
    </style:style>
    <style:style style:name="P17" style:family="paragraph" style:parent-style-name="Text_20_body">
      <style:text-properties style:font-name="Calibri" fo:font-weight="bold" officeooo:rsid="00122d66" officeooo:paragraph-rsid="00122d66" style:font-weight-asian="bold" style:font-weight-complex="bold"/>
    </style:style>
    <style:style style:name="P18" style:family="paragraph" style:parent-style-name="Text_20_body">
      <style:text-properties style:font-name="Calibri"/>
    </style:style>
    <style:style style:name="P19" style:family="paragraph" style:parent-style-name="Text_20_body" style:list-style-name="L2">
      <style:paragraph-properties fo:margin-top="0cm" fo:margin-bottom="0cm" style:contextual-spacing="false"/>
      <style:text-properties style:font-name="Calibri"/>
    </style:style>
    <style:style style:name="P20" style:family="paragraph" style:parent-style-name="Text_20_body" style:list-style-name="L2">
      <style:text-properties style:font-name="Calibri"/>
    </style:style>
    <style:style style:name="P21" style:family="paragraph" style:parent-style-name="Text_20_body" style:list-style-name="L3">
      <style:paragraph-properties fo:margin-top="0cm" fo:margin-bottom="0cm" style:contextual-spacing="false"/>
      <style:text-properties style:font-name="Calibri"/>
    </style:style>
    <style:style style:name="P22" style:family="paragraph" style:parent-style-name="Text_20_body" style:list-style-name="L3">
      <style:text-properties style:font-name="Calibri"/>
    </style:style>
    <style:style style:name="P23" style:family="paragraph" style:parent-style-name="Text_20_body" style:list-style-name="L5">
      <style:paragraph-properties fo:margin-top="0cm" fo:margin-bottom="0cm" style:contextual-spacing="false"/>
      <style:text-properties style:font-name="Calibri"/>
    </style:style>
    <style:style style:name="P24" style:family="paragraph" style:parent-style-name="Text_20_body" style:list-style-name="L5">
      <style:text-properties style:font-name="Calibri"/>
    </style:style>
    <style:style style:name="P25" style:family="paragraph" style:parent-style-name="Text_20_body" style:list-style-name="L6">
      <style:text-properties style:font-name="Calibri"/>
    </style:style>
    <style:style style:name="P26" style:family="paragraph" style:parent-style-name="Text_20_body">
      <style:text-properties officeooo:paragraph-rsid="00126d00"/>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margin-top="0cm" fo:margin-bottom="0cm" style:contextual-spacing="false"/>
    </style:style>
    <style:style style:name="T1" style:family="text">
      <style:text-properties officeooo:rsid="00122d66"/>
    </style:style>
    <style:style style:name="T2" style:family="text">
      <style:text-properties style:font-name="Calibri"/>
    </style:style>
    <style:style style:name="T3" style:family="text">
      <style:text-properties style:font-name="Calibri" officeooo:rsid="00126d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6">PROGRAMACIÓN INTELIGENCIA ARTIDICIAL</text:p>
      <text:p text:style-name="P16">TEMA 1 REDES NEURONALES</text:p>
      <text:p text:style-name="P17">MATRIZ DE CONFUSIÓN EN REDES NEURONALES</text:p>
      <text:p text:style-name="P26"><text:span text:style-name="T2">La </text:span><text:span text:style-name="Strong_20_Emphasis"><text:span text:style-name="T2">matriz de confusión</text:span></text:span><text:span text:style-name="T2"> es una herramienta muy útil en el análisis de modelos de clasificación, especialmente cuando queremos evaluar el rendimiento de una red neuronal o cualquier otro modelo de aprendizaje supervisado. Se usa para visualizar el desempeño del modelo en términos de las predicciones correctas e incorrectas hechas por el mismo, comparándolas con los valores reales. </text:span></text:p>
      <text:p text:style-name="P26"><text:span text:style-name="T2">E</text:span><text:span text:style-name="T3">s</text:span><text:span text:style-name="T2"> una tabla que muestra el número de </text:span><text:span text:style-name="Strong_20_Emphasis"><text:span text:style-name="T2">verdaderos positivos (TP)</text:span></text:span><text:span text:style-name="T2">, </text:span><text:span text:style-name="Strong_20_Emphasis"><text:span text:style-name="T2">falsos positivos (FP)</text:span></text:span><text:span text:style-name="T2">, </text:span><text:span text:style-name="Strong_20_Emphasis"><text:span text:style-name="T2">falsos negativos (FN)</text:span></text:span><text:span text:style-name="T2"> y </text:span><text:span text:style-name="Strong_20_Emphasis"><text:span text:style-name="T2">verdaderos negativos (TN)</text:span></text:span><text:span text:style-name="T2">.</text:span></text:p>
      <text:p text:style-name="P18">Veamos la estructura básica de una matriz de confusió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
            </table:table-cell>
            <table:table-cell table:style-name="Table1.A1" office:value-type="string">
              <text:p text:style-name="P9"><text:span text:style-name="Strong_20_Emphasis"><text:span text:style-name="T2">Predicción: Aceptado</text:span></text:span></text:p>
            </table:table-cell>
            <table:table-cell table:style-name="Table1.A1" office:value-type="string">
              <text:p text:style-name="P9"><text:span text:style-name="Strong_20_Emphasis"><text:span text:style-name="T2">Predicción: Rechazado</text:span></text:span></text:p>
            </table:table-cell>
          </table:table-row>
        </table:table-header-rows>
        <table:table-row>
          <table:table-cell table:style-name="Table1.A1" office:value-type="string">
            <text:p text:style-name="P7"><text:span text:style-name="Strong_20_Emphasis"><text:span text:style-name="T2">Real: Aceptado</text:span></text:span></text:p>
          </table:table-cell>
          <table:table-cell table:style-name="Table1.A1" office:value-type="string">
            <text:p text:style-name="P6">Verdaderos Positivos (TP)</text:p>
          </table:table-cell>
          <table:table-cell table:style-name="Table1.A1" office:value-type="string">
            <text:p text:style-name="P6">Falsos Negativos (FN)</text:p>
          </table:table-cell>
        </table:table-row>
        <table:table-row>
          <table:table-cell table:style-name="Table1.A1" office:value-type="string">
            <text:p text:style-name="P7"><text:span text:style-name="Strong_20_Emphasis"><text:span text:style-name="T2">Real: Rechazado</text:span></text:span></text:p>
          </table:table-cell>
          <table:table-cell table:style-name="Table1.A1" office:value-type="string">
            <text:p text:style-name="P6">Falsos Positivos (FP)</text:p>
          </table:table-cell>
          <table:table-cell table:style-name="Table1.A1" office:value-type="string">
            <text:p text:style-name="P6">Verdaderos Negativos (TN)</text:p>
          </table:table-cell>
        </table:table-row>
      </table:table>
      <text:list xml:id="list1915296078" text:style-name="L1">
        <text:list-header>
          <text:p text:style-name="P11"><text:span text:style-name="Strong_20_Emphasis"><text:span text:style-name="T2"/></text:span></text:p>
        </text:list-header>
        <text:list-item>
          <text:p text:style-name="P11"><text:span text:style-name="Strong_20_Emphasis"><text:span text:style-name="T2">Verdaderos Positivos (TP)</text:span></text:span><text:span text:style-name="T2">: Curriculums que deberían ser aceptados y que el modelo predijo correctamente como aceptados.</text:span></text:p>
        </text:list-item>
        <text:list-item>
          <text:p text:style-name="P11"><text:span text:style-name="Strong_20_Emphasis"><text:span text:style-name="T2">Falsos Positivos (FP)</text:span></text:span><text:span text:style-name="T2">: Curriculums que deberían ser rechazados, pero el modelo predijo incorrectamente como aceptados.</text:span></text:p>
        </text:list-item>
        <text:list-item>
          <text:p text:style-name="P11"><text:span text:style-name="Strong_20_Emphasis"><text:span text:style-name="T2">Falsos Negativos (FN)</text:span></text:span><text:span text:style-name="T2">: Curriculums que deberían ser aceptados, pero el modelo los rechazó incorrectamente.</text:span></text:p>
        </text:list-item>
        <text:list-item>
          <text:p text:style-name="P10"><text:span text:style-name="Strong_20_Emphasis"><text:span text:style-name="T2">Verdaderos Negativos (TN)</text:span></text:span><text:span text:style-name="T2">: Curriculums que deberían ser rechazados y que el modelo predijo correctamente como rechazados.</text:span></text:p>
        </text:list-item>
      </text:list>
      <text:h text:style-name="P1" text:outline-level="3">Ejemplo: Filtración de curriculums en una empresa de recursos humanos</text:h>
      <text:p text:style-name="P18">Supongamos que una empresa de recursos humanos utiliza una red neuronal para filtrar curriculums y clasificar automáticamente si un candidato debería avanzar al siguiente paso del proceso (aceptado) o ser descartado (rechazado). La empresa ha etiquetado previamente 100 curriculums como aceptados o rechazados, y se evalúa el desempeño de la red neuronal comparando sus predicciones con las etiquetas reales.</text:p>
      <text:h text:style-name="P1" text:outline-level="3">Suposiciones:</text:h>
      <text:list text:style-name="L2">
        <text:list-item>
          <text:p text:style-name="P19">De los 100 curriculums:</text:p>
          <text:list>
            <text:list-item>
              <text:p text:style-name="P19">40 son de candidatos que deberían ser aceptados.</text:p>
            </text:list-item>
            <text:list-item>
              <text:p text:style-name="P20">60 son de candidatos que deberían ser rechazados.</text:p>
            </text:list-item>
          </text:list>
        </text:list-item>
      </text:list>
      <text:p text:style-name="P18">La red neuronal realiza las siguientes predicciones:</text:p>
      <text:list text:style-name="L3">
        <text:list-item>
          <text:p text:style-name="P21"><text:soft-page-break/>35 curriculums de los que deberían ser aceptados fueron correctamente clasificados como aceptados.</text:p>
        </text:list-item>
        <text:list-item>
          <text:p text:style-name="P21">5 curriculums de los que deberían ser aceptados fueron clasificados incorrectamente como rechazados.</text:p>
        </text:list-item>
        <text:list-item>
          <text:p text:style-name="P21">50 curriculums de los que deberían ser rechazados fueron clasificados correctamente como rechazados.</text:p>
        </text:list-item>
        <text:list-item>
          <text:p text:style-name="P22">10 curriculums de los que deberían ser rechazados fueron clasificados incorrectamente como aceptados.</text:p>
        </text:list-item>
      </text:list>
      <text:p text:style-name="P18">Con estos datos, construimos la matriz de confusió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
            </table:table-cell>
            <table:table-cell table:style-name="Table2.A1" office:value-type="string">
              <text:p text:style-name="P9"><text:span text:style-name="Strong_20_Emphasis"><text:span text:style-name="T2">Predicción: Aceptado</text:span></text:span></text:p>
            </table:table-cell>
            <table:table-cell table:style-name="Table2.A1" office:value-type="string">
              <text:p text:style-name="P9"><text:span text:style-name="Strong_20_Emphasis"><text:span text:style-name="T2">Predicción: Rechazado</text:span></text:span></text:p>
            </table:table-cell>
          </table:table-row>
        </table:table-header-rows>
        <table:table-row>
          <table:table-cell table:style-name="Table2.A1" office:value-type="string">
            <text:p text:style-name="P7"><text:span text:style-name="Strong_20_Emphasis"><text:span text:style-name="T2">Real: Aceptado (40)</text:span></text:span></text:p>
          </table:table-cell>
          <table:table-cell table:style-name="Table2.A1" office:value-type="string">
            <text:p text:style-name="P6">35 (TP)</text:p>
          </table:table-cell>
          <table:table-cell table:style-name="Table2.A1" office:value-type="string">
            <text:p text:style-name="P6">5 (FN)</text:p>
          </table:table-cell>
        </table:table-row>
        <table:table-row>
          <table:table-cell table:style-name="Table2.A1" office:value-type="string">
            <text:p text:style-name="P7"><text:span text:style-name="Strong_20_Emphasis"><text:span text:style-name="T2">Real: Rechazado (60)</text:span></text:span></text:p>
          </table:table-cell>
          <table:table-cell table:style-name="Table2.A1" office:value-type="string">
            <text:p text:style-name="P6">10 (FP)</text:p>
          </table:table-cell>
          <table:table-cell table:style-name="Table2.A1" office:value-type="string">
            <text:p text:style-name="P6">50 (TN)</text:p>
          </table:table-cell>
        </table:table-row>
      </table:table>
      <text:h text:style-name="P1" text:outline-level="3">Interpretación:</text:h>
      <text:list text:style-name="L4">
        <text:list-item>
          <text:p text:style-name="P14"><text:span text:style-name="Strong_20_Emphasis"><text:span text:style-name="T2">Verdaderos Positivos (TP)</text:span></text:span><text:span text:style-name="T2">: 35 curriculums que debían ser aceptados fueron clasificados correctamente.</text:span></text:p>
        </text:list-item>
        <text:list-item>
          <text:p text:style-name="P14"><text:span text:style-name="Strong_20_Emphasis"><text:span text:style-name="T2">Falsos Negativos (FN)</text:span></text:span><text:span text:style-name="T2">: 5 curriculums que debían ser aceptados fueron clasificados erróneamente como rechazados.</text:span></text:p>
        </text:list-item>
        <text:list-item>
          <text:p text:style-name="P14"><text:span text:style-name="Strong_20_Emphasis"><text:span text:style-name="T2">Falsos Positivos (FP)</text:span></text:span><text:span text:style-name="T2">: 10 curriculums que debían ser rechazados fueron clasificados erróneamente como aceptados.</text:span></text:p>
        </text:list-item>
        <text:list-item>
          <text:p text:style-name="P13"><text:span text:style-name="Strong_20_Emphasis"><text:span text:style-name="T2">Verdaderos Negativos (TN)</text:span></text:span><text:span text:style-name="T2">: 50 curriculums que debían ser rechazados fueron clasificados correctamente.</text:span></text:p>
        </text:list-item>
      </text:list>
      <text:h text:style-name="P1" text:outline-level="3">Métricas derivadas:</text:h>
      <text:p text:style-name="P18">A partir de la matriz de confusión, se pueden calcular varias métricas de desempeño importantes, como:</text:p>
      <text:list xml:id="list4034364436" text:style-name="L5">
        <text:list-item>
          <text:p text:style-name="P15"><text:span text:style-name="Strong_20_Emphasis"><text:span text:style-name="T2">Precisión</text:span></text:span><text:span text:style-name="T2">: Proporción de predicciones correctas entre todas las predicciones.</text:span></text:p>
          <text:p text:style-name="P23">Precisi<text:span text:style-name="T1">ón</text:span>=TP+TNTP+FP+FN+TN=35+50100=0.85=85%\text{Precisión} = \frac{TP + TN}{TP + FP + FN + TN} = \frac{35 + 50}{100} = 0.85 = 85\%Precisioˊn=TP+FP+FN+TNTP+TN​=10035+50​=0.85=85%</text:p>
          <text:p text:style-name="P23"/>
        </text:list-item>
        <text:list-item>
          <text:p text:style-name="P15"><text:span text:style-name="Strong_20_Emphasis"><text:span text:style-name="T2">Exactitud (Precision)</text:span></text:span><text:span text:style-name="T2">: Proporción de predicciones positivas correctas sobre todas las predicciones positivas (relevante para evitar falsos positivos).</text:span></text:p>
          <text:p text:style-name="P23">Exactitud=TPTP+FP=3535+10=0.78=78%\text{Exactitud} = \frac{TP}{TP + FP} = \frac{35}{35 + 10} = 0.78 = 78\%Exactitud=TP+FPTP​=35+1035​=0.78=78%</text:p>
          <text:p text:style-name="P23"/>
        </text:list-item>
        <text:list-item>
          <text:p text:style-name="P15"><text:span text:style-name="Strong_20_Emphasis"><text:span text:style-name="T2">Sensibilidad (Recall o Tasa de Verdaderos Positivos)</text:span></text:span><text:span text:style-name="T2">: Proporción de curriculums aceptados correctamente identificados sobre el total de curriculums que deberían ser aceptados (importante para evitar falsos negativos).</text:span></text:p>
          <text:p text:style-name="P23"><text:soft-page-break/>Sensibilidad=TPTP+FN=3535+5=0.875=87.5%\text{Sensibilidad} = \frac{TP}{TP + FN} = \frac{35}{35 + 5} = 0.875 = 87.5\%Sensibilidad=TP+FNTP​=35+535​=0.875=87.5%</text:p>
        </text:list-item>
        <text:list-item>
          <text:p text:style-name="P15"><text:span text:style-name="Strong_20_Emphasis"><text:span text:style-name="T2">Especificidad</text:span></text:span><text:span text:style-name="T2">: Proporción de curriculums rechazados correctamente identificados sobre el total de curriculums que deberían ser rechazados (importante para evitar falsos positivos).</text:span></text:p>
          <text:p text:style-name="P24">Especificidad=TNTN+FP=5050+10=0.83=83%\text{Especificidad} = \frac{TN}{TN + FP} = \frac{50}{50 + 10} = 0.83 = 83\%Especificidad=TN+FPTN​=50+1050​=0.83=83%</text:p>
        </text:list-item>
      </text:list>
      <text:h text:style-name="P1" text:outline-level="3">Conclusión:</text:h>
      <text:p text:style-name="P18">En este ejemplo, la red neuronal muestra un desempeño general aceptable, con una precisión del 85% y una sensibilidad del 87.5%. Sin embargo, hay un cierto margen de error en la predicción de curriculums rechazados (10 falsos positivos), lo que podría ser un área de mejora si la empresa quiere reducir el número de candidatos erróneamente aceptados.</text:p>
      <text:p text:style-name="P18">Este tipo de análisis ayuda a las empresas a ajustar su modelo para mejorar la eficacia de la selección de curriculums.</text:p>
      <text:p text:style-name="P18">Parece que en este entorno no está disponible la biblioteca <text:span text:style-name="Strong_20_Emphasis">TensorFlow</text:span> para entrenar la red neuronal. Sin embargo, puedo proporcionarte el código completo y la explicación para que puedas ejecutarlo localmente si tienes configurado un entorno de Python con TensorFlow y las bibliotecas necesarias.</text:p>
      <text:p text:style-name="P18">Aquí está el código completo que puedes ejecutar en tu entorno local:</text:p>
      <text:p text:style-name="P2"><text:span text:style-name="Source_20_Text"><text:span text:style-name="T2">import numpy as np</text:span></text:span></text:p>
      <text:p text:style-name="P2"><text:span text:style-name="Source_20_Text"><text:span text:style-name="T2">from tensorflow.keras.models import Sequential</text:span></text:span></text:p>
      <text:p text:style-name="P2"><text:span text:style-name="Source_20_Text"><text:span text:style-name="T2">from tensorflow.keras.layers import Dense</text:span></text:span></text:p>
      <text:p text:style-name="P2"><text:span text:style-name="Source_20_Text"><text:span text:style-name="T2">from sklearn.model_selection import train_test_split</text:span></text:span></text:p>
      <text:p text:style-name="P2"><text:span text:style-name="Source_20_Text"><text:span text:style-name="T2">from sklearn.preprocessing import StandardScaler</text:span></text:span></text:p>
      <text:p text:style-name="P2"><text:span text:style-name="Source_20_Text"><text:span text:style-name="T2">from sklearn.metrics import confusion_matrix, accuracy_score</text:span></text:span></text:p>
      <text:p text:style-name="P5"/>
      <text:p text:style-name="P2"><text:span text:style-name="Source_20_Text"><text:span text:style-name="T2"># Paso 1: Crear el dataset simulado</text:span></text:span></text:p>
      <text:p text:style-name="P2"><text:span text:style-name="Source_20_Text"><text:span text:style-name="T2">np.random.seed(42)</text:span></text:span></text:p>
      <text:p text:style-name="P5"/>
      <text:p text:style-name="P2"><text:span text:style-name="Source_20_Text"><text:span text:style-name="T2"># Generar datos simulados</text:span></text:span></text:p>
      <text:p text:style-name="P2"><text:span text:style-name="Source_20_Text"><text:span text:style-name="T2">num_samples = 200</text:span></text:span></text:p>
      <text:p text:style-name="P5"/>
      <text:p text:style-name="P2"><text:span text:style-name="Source_20_Text"><text:span text:style-name="T2"># Características</text:span></text:span></text:p>
      <text:p text:style-name="P2"><text:span text:style-name="Source_20_Text"><text:span text:style-name="T2">years_experience = np.random.randint(0, 15, num_samples)</text:span></text:span></text:p>
      <text:p text:style-name="P2"><text:span text:style-name="Source_20_Text"><text:span text:style-name="T2">education_level = np.random.randint(1, 4, num_samples)</text:span></text:span></text:p>
      <text:p text:style-name="P2"><text:span text:style-name="Source_20_Text"><text:span text:style-name="T2">certifications = np.random.randint(0, 10, num_samples)</text:span></text:span></text:p>
      <text:p text:style-name="P2"><text:span text:style-name="Source_20_Text"><text:span text:style-name="T2">interview_score = np.random.uniform(1, 10, num_samples)</text:span></text:span></text:p>
      <text:p text:style-name="P2"><text:span text:style-name="Source_20_Text"><text:span text:style-name="T2">recommendations = np.random.randint(0, 6, num_samples)</text:span></text:span></text:p>
      <text:p text:style-name="P5"/>
      <text:p text:style-name="P2"><text:span text:style-name="Source_20_Text"><text:span text:style-name="T2"># Etiquetas (1 = Aceptado, 0 = Rechazado)</text:span></text:span></text:p>
      <text:p text:style-name="P2"><text:span text:style-name="Source_20_Text"><text:span text:style-name="T2">accepted = (0.5 * years_experience + 0.2 * education_level + 0.3 * interview_score + </text:span></text:span></text:p>
      <text:p text:style-name="P2"><text:span text:style-name="Source_20_Text"><text:span text:style-name="T2"><text:s text:c="12"/>0.4 * certifications + 0.2 * recommendations + np.random.normal(0, 1, num_samples) &gt; 7).astype(int)</text:span></text:span></text:p>
      <text:p text:style-name="P5"/>
      <text:p text:style-name="P2"><text:span text:style-name="Source_20_Text"><text:span text:style-name="T2"># Organizar los datos en una matriz de entrada (X) y etiquetas (y)</text:span></text:span></text:p>
      <text:p text:style-name="P2"><text:span text:style-name="Source_20_Text"><text:span text:style-name="T2">X = np.column_stack((years_experience, education_level, certifications, interview_score, recommendations))</text:span></text:span></text:p>
      <text:p text:style-name="P2"><text:span text:style-name="Source_20_Text"><text:span text:style-name="T2">y = accepted</text:span></text:span></text:p>
      <text:p text:style-name="P5"/>
      <text:p text:style-name="P2"><text:span text:style-name="Source_20_Text"><text:span text:style-name="T2"># Paso 2: Normalizar los datos</text:span></text:span></text:p>
      <text:p text:style-name="P2"><text:span text:style-name="Source_20_Text"><text:span text:style-name="T2">scaler = StandardScaler()</text:span></text:span></text:p>
      <text:p text:style-name="P2"><text:soft-page-break/><text:span text:style-name="Source_20_Text"><text:span text:style-name="T2">X_scaled = scaler.fit_transform(X)</text:span></text:span></text:p>
      <text:p text:style-name="P5"/>
      <text:p text:style-name="P2"><text:span text:style-name="Source_20_Text"><text:span text:style-name="T2"># Paso 3: Dividir el dataset en conjunto de entrenamiento y prueba</text:span></text:span></text:p>
      <text:p text:style-name="P2"><text:span text:style-name="Source_20_Text"><text:span text:style-name="T2">X_train, X_test, y_train, y_test = train_test_split(X_scaled, y, test_size=0.2, random_state=42)</text:span></text:span></text:p>
      <text:p text:style-name="P5"/>
      <text:p text:style-name="P2"><text:span text:style-name="Source_20_Text"><text:span text:style-name="T2"># Paso 4: Crear el modelo de red neuronal</text:span></text:span></text:p>
      <text:p text:style-name="P2"><text:span text:style-name="Source_20_Text"><text:span text:style-name="T2">model = Sequential()</text:span></text:span></text:p>
      <text:p text:style-name="P2"><text:span text:style-name="Source_20_Text"><text:span text:style-name="T2">model.add(Dense(64, input_dim=X_train.shape[1], activation='relu')) <text:s/># Capa oculta 1</text:span></text:span></text:p>
      <text:p text:style-name="P2"><text:span text:style-name="Source_20_Text"><text:span text:style-name="T2">model.add(Dense(32, activation='relu')) <text:s text:c="29"/># Capa oculta 2</text:span></text:span></text:p>
      <text:p text:style-name="P2"><text:span text:style-name="Source_20_Text"><text:span text:style-name="T2">model.add(Dense(1, activation='sigmoid')) <text:s text:c="27"/># Capa de salida</text:span></text:span></text:p>
      <text:p text:style-name="P5"/>
      <text:p text:style-name="P2"><text:span text:style-name="Source_20_Text"><text:span text:style-name="T2"># Paso 5: Compilar el modelo</text:span></text:span></text:p>
      <text:p text:style-name="P2"><text:span text:style-name="Source_20_Text"><text:span text:style-name="T2">model.compile(optimizer='adam', loss='binary_crossentropy', metrics=['accuracy'])</text:span></text:span></text:p>
      <text:p text:style-name="P5"/>
      <text:p text:style-name="P2"><text:span text:style-name="Source_20_Text"><text:span text:style-name="T2"># Paso 6: Entrenar el modelo</text:span></text:span></text:p>
      <text:p text:style-name="P2"><text:span text:style-name="Source_20_Text"><text:span text:style-name="T2">history = model.fit(X_train, y_train, epochs=50, batch_size=10, validation_data=(X_test, y_test))</text:span></text:span></text:p>
      <text:p text:style-name="P5"/>
      <text:p text:style-name="P2"><text:span text:style-name="Source_20_Text"><text:span text:style-name="T2"># Paso 7: Evaluar el modelo</text:span></text:span></text:p>
      <text:p text:style-name="P2"><text:span text:style-name="Source_20_Text"><text:span text:style-name="T2">y_pred = (model.predict(X_test) &gt; 0.5).astype(int)</text:span></text:span></text:p>
      <text:p text:style-name="P5"/>
      <text:p text:style-name="P2"><text:span text:style-name="Source_20_Text"><text:span text:style-name="T2"># Calcular la matriz de confusión</text:span></text:span></text:p>
      <text:p text:style-name="P2"><text:span text:style-name="Source_20_Text"><text:span text:style-name="T2">cm = confusion_matrix(y_test, y_pred)</text:span></text:span></text:p>
      <text:p text:style-name="P5"/>
      <text:p text:style-name="P2"><text:span text:style-name="Source_20_Text"><text:span text:style-name="T2"># Calcular la precisión</text:span></text:span></text:p>
      <text:p text:style-name="P2"><text:span text:style-name="Source_20_Text"><text:span text:style-name="T2">accuracy = accuracy_score(y_test, y_pred)</text:span></text:span></text:p>
      <text:p text:style-name="P5"/>
      <text:p text:style-name="P2"><text:span text:style-name="Source_20_Text"><text:span text:style-name="T2">print("Matriz de Confusión:")</text:span></text:span></text:p>
      <text:p text:style-name="P2"><text:span text:style-name="Source_20_Text"><text:span text:style-name="T2">print(cm)</text:span></text:span></text:p>
      <text:p text:style-name="P3"><text:span text:style-name="Source_20_Text"><text:span text:style-name="T2">print(f"\nPrecisión del modelo: {accuracy * 100:.2f}%")</text:span></text:span></text:p>
      <text:h text:style-name="P1" text:outline-level="3">Instrucciones para ejecutar:</text:h>
      <text:list text:style-name="L6">
        <text:list-item>
          <text:p text:style-name="P27"><text:span text:style-name="T2">Asegúrate de tener instalados </text:span><text:span text:style-name="Strong_20_Emphasis"><text:span text:style-name="T2">TensorFlow</text:span></text:span><text:span text:style-name="T2"> y </text:span><text:span text:style-name="Strong_20_Emphasis"><text:span text:style-name="T2">scikit-learn</text:span></text:span><text:span text:style-name="T2">:</text:span></text:p>
          <text:p text:style-name="P4"><text:span text:style-name="Source_20_Text"><text:span text:style-name="T2">pip install tensorflow scikit-learn</text:span></text:span></text:p>
        </text:list-item>
        <text:list-item>
          <text:p text:style-name="P25">Ejecuta el script en tu entorno local de Python.</text:p>
        </text:list-item>
      </text:list>
      <text:h text:style-name="P1" text:outline-level="3">Explicación de los resultados:</text:h>
      <text:list text:style-name="L7">
        <text:list-item>
          <text:p text:style-name="P29"><text:span text:style-name="Strong_20_Emphasis"><text:span text:style-name="T2">Matriz de confusión</text:span></text:span><text:span text:style-name="T2">: Mostrará el número de verdaderos positivos, falsos positivos, falsos negativos y verdaderos negativos para las predicciones realizadas por el modelo.</text:span></text:p>
        </text:list-item>
        <text:list-item>
          <text:p text:style-name="P28"><text:span text:style-name="Strong_20_Emphasis"><text:span text:style-name="T2">Precisión</text:span></text:span><text:span text:style-name="T2">: Este valor representará la proporción de predicciones correctas realizadas por el modelo sobre el conjunto de prueb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00:11:59.770000000</meta:creation-date>
    <dc:date>2024-10-09T00:46:48.208000000</dc:date>
    <meta:editing-duration>PT34M48S</meta:editing-duration>
    <meta:editing-cycles>2</meta:editing-cycles>
    <meta:generator>LibreOffice/7.4.2.3$Windows_X86_64 LibreOffice_project/382eef1f22670f7f4118c8c2dd222ec7ad009daf</meta:generator>
    <meta:document-statistic meta:table-count="2" meta:image-count="0" meta:object-count="0" meta:page-count="4" meta:paragraph-count="111" meta:word-count="1038" meta:character-count="7882" meta:non-whitespace-character-count="6828"/>
  </office:meta>
</office:document-meta>
</file>